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151652f52a73150082ecf581e7cbe9a" style:family="table-column">
      <style:table-column-properties fo:break-before="auto" style:use-optimal-column-width="false" style:column-width="6cm"/>
    </style:style>
    <style:style style:name="odsStyleTableColumn-568fc263ba10cc1f67df9a633e7a7486" style:family="table-column">
      <style:table-column-properties fo:break-before="auto" style:use-optimal-column-width="false" style:column-width="5cm"/>
    </style:style>
    <style:style style:name="odsStyleTableColumn-8f1b03729a68858a3a2582d35534e7d2" style:family="table-column">
      <style:table-column-properties fo:break-before="auto" style:use-optimal-column-width="false" style:column-width="3cm"/>
    </style:style>
    <style:style style:name="odsStyleTableCell-ccbfcf2d30c1aa908b593a6adfc8e195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0421b3e47d09ba503e8c0b38c1db6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8375d4ed483a77a84f338653a210769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8fd0f720aa3705cc688118e0311f8b9f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69d7cc8804c99a5eeb62accc5e41c177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4f48794e7df3c6ceeeaeb0364d53f5ea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151652f52a73150082ecf581e7cbe9a" table:default-cell-style-name="Default"/>
        <table:table-column table:style-name="odsStyleTableColumn-568fc263ba10cc1f67df9a633e7a7486" table:default-cell-style-name="Default"/>
        <table:table-column table:style-name="odsStyleTableColumn-8f1b03729a68858a3a2582d35534e7d2" table:default-cell-style-name="Default"/>
        <table:table-column table:style-name="odsStyleTableColumn-8f1b03729a68858a3a2582d35534e7d2" table:default-cell-style-name="Default"/>
        <table:table-column table:style-name="odsStyleTableColumn-8f1b03729a68858a3a2582d35534e7d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ccbfcf2d30c1aa908b593a6adfc8e195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0421b3e47d09ba503e8c0b38c1db61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0421b3e47d09ba503e8c0b38c1db617" table:number-columns-spanned="5" table:number-rows-spanned="1" office:value-type="string">
            <text:p>TABLA No. 78-24</text:p>
          </table:table-cell>
          <table:covered-table-cell table:number-columns-repeated="4"/>
        </table:table-row>
        <table:table-row table:style-name="ro1">
          <table:table-cell table:style-name="odsStyleTableCell-50421b3e47d09ba503e8c0b38c1db617" table:number-columns-spanned="5" table:number-rows-spanned="1" office:value-type="string">
            <text:p>TABLA DE COTIZACIONES DEL 24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0421b3e47d09ba503e8c0b38c1db61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8375d4ed483a77a84f338653a2107691" office:value-type="string">
            <text:p>PAIS</text:p>
          </table:table-cell>
          <table:table-cell table:style-name="odsStyleTableCell-8375d4ed483a77a84f338653a2107691" office:value-type="string">
            <text:p>UNIDAD MONETARIA</text:p>
          </table:table-cell>
          <table:table-cell table:style-name="odsStyleTableCell-8375d4ed483a77a84f338653a2107691" office:value-type="string">
            <text:p>MONEDA</text:p>
          </table:table-cell>
          <table:table-cell table:style-name="odsStyleTableCell-8375d4ed483a77a84f338653a2107691" office:value-type="string">
            <text:p>TIPO DE CAMBIO EN Bs POR UNIDAD DE MONEDA EXTRANJERA</text:p>
          </table:table-cell>
          <table:table-cell table:style-name="odsStyleTableCell-8375d4ed483a77a84f338653a2107691" office:value-type="string">
            <text:p>TIPO DE CAMBIO EN M.E.</text:p>
          </table:table-cell>
        </table:table-row>
        <table:table-row table:style-name="ro1">
          <table:table-cell table:style-name="odsStyleTableCell-8fd0f720aa3705cc688118e0311f8b9f" office:value-type="string">
            <text:p>ESTADOS UNIDOS</text:p>
          </table:table-cell>
          <table:table-cell table:style-name="odsStyleTableCell-8fd0f720aa3705cc688118e0311f8b9f" office:value-type="string">
            <text:p>DOLAR VENTA</text:p>
          </table:table-cell>
          <table:table-cell table:style-name="odsStyleTableCell-8fd0f720aa3705cc688118e0311f8b9f" office:value-type="string">
            <text:p>USD.VENTA</text:p>
          </table:table-cell>
          <table:table-cell table:style-name="odsStyleTableCell-69d7cc8804c99a5eeb62accc5e41c177" office:value-type="string">
            <text:p>6.96000</text:p>
          </table:table-cell>
          <table:table-cell table:style-name="odsStyleTableCell-69d7cc8804c99a5eeb62accc5e41c177" office:value-type="string">
            <text:p/>
          </table:table-cell>
        </table:table-row>
        <table:table-row table:style-name="ro1">
          <table:table-cell table:style-name="odsStyleTableCell-8fd0f720aa3705cc688118e0311f8b9f" office:value-type="string">
            <text:p>ESTADOS UNIDOS</text:p>
          </table:table-cell>
          <table:table-cell table:style-name="odsStyleTableCell-8fd0f720aa3705cc688118e0311f8b9f" office:value-type="string">
            <text:p>DOLAR COMPRA</text:p>
          </table:table-cell>
          <table:table-cell table:style-name="odsStyleTableCell-8fd0f720aa3705cc688118e0311f8b9f" office:value-type="string">
            <text:p>USD.COMPRA</text:p>
          </table:table-cell>
          <table:table-cell table:style-name="odsStyleTableCell-69d7cc8804c99a5eeb62accc5e41c177" office:value-type="string">
            <text:p>6.86000</text:p>
          </table:table-cell>
          <table:table-cell table:style-name="odsStyleTableCell-69d7cc8804c99a5eeb62accc5e41c177" office:value-type="string">
            <text:p/>
          </table:table-cell>
        </table:table-row>
        <table:table-row table:style-name="ro1">
          <table:table-cell table:style-name="odsStyleTableCell-8fd0f720aa3705cc688118e0311f8b9f" office:value-type="string">
            <text:p>UNION EUROPEA</text:p>
          </table:table-cell>
          <table:table-cell table:style-name="odsStyleTableCell-8fd0f720aa3705cc688118e0311f8b9f" office:value-type="string">
            <text:p>EURO</text:p>
          </table:table-cell>
          <table:table-cell table:style-name="odsStyleTableCell-8fd0f720aa3705cc688118e0311f8b9f" office:value-type="string">
            <text:p>EUR</text:p>
          </table:table-cell>
          <table:table-cell table:style-name="odsStyleTableCell-69d7cc8804c99a5eeb62accc5e41c177" office:value-type="string">
            <text:p>7.34428</text:p>
          </table:table-cell>
          <table:table-cell table:style-name="odsStyleTableCell-69d7cc8804c99a5eeb62accc5e41c177" office:value-type="string">
            <text:p>0.93406</text:p>
          </table:table-cell>
        </table:table-row>
        <table:table-row table:style-name="ro1">
          <table:table-cell table:style-name="odsStyleTableCell-8fd0f720aa3705cc688118e0311f8b9f" office:value-type="string">
            <text:p>JAPON</text:p>
          </table:table-cell>
          <table:table-cell table:style-name="odsStyleTableCell-8fd0f720aa3705cc688118e0311f8b9f" office:value-type="string">
            <text:p>YEN</text:p>
          </table:table-cell>
          <table:table-cell table:style-name="odsStyleTableCell-8fd0f720aa3705cc688118e0311f8b9f" office:value-type="string">
            <text:p>JPY</text:p>
          </table:table-cell>
          <table:table-cell table:style-name="odsStyleTableCell-69d7cc8804c99a5eeb62accc5e41c177" office:value-type="string">
            <text:p>0.04434</text:p>
          </table:table-cell>
          <table:table-cell table:style-name="odsStyleTableCell-69d7cc8804c99a5eeb62accc5e41c177" office:value-type="string">
            <text:p>154.72000</text:p>
          </table:table-cell>
        </table:table-row>
        <table:table-row table:style-name="ro1">
          <table:table-cell table:style-name="odsStyleTableCell-8fd0f720aa3705cc688118e0311f8b9f" office:value-type="string">
            <text:p>ARABIA SAUDITA</text:p>
          </table:table-cell>
          <table:table-cell table:style-name="odsStyleTableCell-8fd0f720aa3705cc688118e0311f8b9f" office:value-type="string">
            <text:p>RIYAL SAUDÍ</text:p>
          </table:table-cell>
          <table:table-cell table:style-name="odsStyleTableCell-8fd0f720aa3705cc688118e0311f8b9f" office:value-type="string">
            <text:p>SAR</text:p>
          </table:table-cell>
          <table:table-cell table:style-name="odsStyleTableCell-69d7cc8804c99a5eeb62accc5e41c177" office:value-type="string">
            <text:p>1.82899</text:p>
          </table:table-cell>
          <table:table-cell table:style-name="odsStyleTableCell-69d7cc8804c99a5eeb62accc5e41c177" office:value-type="string">
            <text:p>3.75070</text:p>
          </table:table-cell>
        </table:table-row>
        <table:table-row table:style-name="ro1">
          <table:table-cell table:style-name="odsStyleTableCell-8fd0f720aa3705cc688118e0311f8b9f" office:value-type="string">
            <text:p>ARGELIA</text:p>
          </table:table-cell>
          <table:table-cell table:style-name="odsStyleTableCell-8fd0f720aa3705cc688118e0311f8b9f" office:value-type="string">
            <text:p>DINAR ARGELINO</text:p>
          </table:table-cell>
          <table:table-cell table:style-name="odsStyleTableCell-8fd0f720aa3705cc688118e0311f8b9f" office:value-type="string">
            <text:p>DZD</text:p>
          </table:table-cell>
          <table:table-cell table:style-name="odsStyleTableCell-69d7cc8804c99a5eeb62accc5e41c177" office:value-type="string">
            <text:p>0.05109</text:p>
          </table:table-cell>
          <table:table-cell table:style-name="odsStyleTableCell-69d7cc8804c99a5eeb62accc5e41c177" office:value-type="string">
            <text:p>134.27460</text:p>
          </table:table-cell>
        </table:table-row>
        <table:table-row table:style-name="ro1">
          <table:table-cell table:style-name="odsStyleTableCell-8fd0f720aa3705cc688118e0311f8b9f" office:value-type="string">
            <text:p>ARGENTINA</text:p>
          </table:table-cell>
          <table:table-cell table:style-name="odsStyleTableCell-8fd0f720aa3705cc688118e0311f8b9f" office:value-type="string">
            <text:p>PESO</text:p>
          </table:table-cell>
          <table:table-cell table:style-name="odsStyleTableCell-8fd0f720aa3705cc688118e0311f8b9f" office:value-type="string">
            <text:p>ARS</text:p>
          </table:table-cell>
          <table:table-cell table:style-name="odsStyleTableCell-69d7cc8804c99a5eeb62accc5e41c177" office:value-type="string">
            <text:p>0.00786</text:p>
          </table:table-cell>
          <table:table-cell table:style-name="odsStyleTableCell-69d7cc8804c99a5eeb62accc5e41c177" office:value-type="string">
            <text:p>872.75020</text:p>
          </table:table-cell>
        </table:table-row>
        <table:table-row table:style-name="ro1">
          <table:table-cell table:style-name="odsStyleTableCell-8fd0f720aa3705cc688118e0311f8b9f" office:value-type="string">
            <text:p>AUSTRALIA</text:p>
          </table:table-cell>
          <table:table-cell table:style-name="odsStyleTableCell-8fd0f720aa3705cc688118e0311f8b9f" office:value-type="string">
            <text:p>DÓLAR</text:p>
          </table:table-cell>
          <table:table-cell table:style-name="odsStyleTableCell-8fd0f720aa3705cc688118e0311f8b9f" office:value-type="string">
            <text:p>AUD</text:p>
          </table:table-cell>
          <table:table-cell table:style-name="odsStyleTableCell-69d7cc8804c99a5eeb62accc5e41c177" office:value-type="string">
            <text:p>4.45215</text:p>
          </table:table-cell>
          <table:table-cell table:style-name="odsStyleTableCell-69d7cc8804c99a5eeb62accc5e41c177" office:value-type="string">
            <text:p>1.54083</text:p>
          </table:table-cell>
        </table:table-row>
        <table:table-row table:style-name="ro1">
          <table:table-cell table:style-name="odsStyleTableCell-8fd0f720aa3705cc688118e0311f8b9f" office:value-type="string">
            <text:p>BRASIL</text:p>
          </table:table-cell>
          <table:table-cell table:style-name="odsStyleTableCell-8fd0f720aa3705cc688118e0311f8b9f" office:value-type="string">
            <text:p>REAL</text:p>
          </table:table-cell>
          <table:table-cell table:style-name="odsStyleTableCell-8fd0f720aa3705cc688118e0311f8b9f" office:value-type="string">
            <text:p>BRL</text:p>
          </table:table-cell>
          <table:table-cell table:style-name="odsStyleTableCell-69d7cc8804c99a5eeb62accc5e41c177" office:value-type="string">
            <text:p>1.33922</text:p>
          </table:table-cell>
          <table:table-cell table:style-name="odsStyleTableCell-69d7cc8804c99a5eeb62accc5e41c177" office:value-type="string">
            <text:p>5.12240</text:p>
          </table:table-cell>
        </table:table-row>
        <table:table-row table:style-name="ro1">
          <table:table-cell table:style-name="odsStyleTableCell-8fd0f720aa3705cc688118e0311f8b9f" office:value-type="string">
            <text:p>CANADA</text:p>
          </table:table-cell>
          <table:table-cell table:style-name="odsStyleTableCell-8fd0f720aa3705cc688118e0311f8b9f" office:value-type="string">
            <text:p>DÓLAR</text:p>
          </table:table-cell>
          <table:table-cell table:style-name="odsStyleTableCell-8fd0f720aa3705cc688118e0311f8b9f" office:value-type="string">
            <text:p>CAD</text:p>
          </table:table-cell>
          <table:table-cell table:style-name="odsStyleTableCell-69d7cc8804c99a5eeb62accc5e41c177" office:value-type="string">
            <text:p>5.02196</text:p>
          </table:table-cell>
          <table:table-cell table:style-name="odsStyleTableCell-69d7cc8804c99a5eeb62accc5e41c177" office:value-type="string">
            <text:p>1.36600</text:p>
          </table:table-cell>
        </table:table-row>
        <table:table-row table:style-name="ro1">
          <table:table-cell table:style-name="odsStyleTableCell-8fd0f720aa3705cc688118e0311f8b9f" office:value-type="string">
            <text:p>CHILE</text:p>
          </table:table-cell>
          <table:table-cell table:style-name="odsStyleTableCell-8fd0f720aa3705cc688118e0311f8b9f" office:value-type="string">
            <text:p>PESO</text:p>
          </table:table-cell>
          <table:table-cell table:style-name="odsStyleTableCell-8fd0f720aa3705cc688118e0311f8b9f" office:value-type="string">
            <text:p>CLP</text:p>
          </table:table-cell>
          <table:table-cell table:style-name="odsStyleTableCell-69d7cc8804c99a5eeb62accc5e41c177" office:value-type="string">
            <text:p>0.00719</text:p>
          </table:table-cell>
          <table:table-cell table:style-name="odsStyleTableCell-69d7cc8804c99a5eeb62accc5e41c177" office:value-type="string">
            <text:p>953.96000</text:p>
          </table:table-cell>
        </table:table-row>
        <table:table-row table:style-name="ro1">
          <table:table-cell table:style-name="odsStyleTableCell-8fd0f720aa3705cc688118e0311f8b9f" office:value-type="string">
            <text:p>COLOMBIA</text:p>
          </table:table-cell>
          <table:table-cell table:style-name="odsStyleTableCell-8fd0f720aa3705cc688118e0311f8b9f" office:value-type="string">
            <text:p>PESO</text:p>
          </table:table-cell>
          <table:table-cell table:style-name="odsStyleTableCell-8fd0f720aa3705cc688118e0311f8b9f" office:value-type="string">
            <text:p>COP</text:p>
          </table:table-cell>
          <table:table-cell table:style-name="odsStyleTableCell-69d7cc8804c99a5eeb62accc5e41c177" office:value-type="string">
            <text:p>0.00175</text:p>
          </table:table-cell>
          <table:table-cell table:style-name="odsStyleTableCell-69d7cc8804c99a5eeb62accc5e41c177" office:value-type="string">
            <text:p>3,909.59000</text:p>
          </table:table-cell>
        </table:table-row>
        <table:table-row table:style-name="ro1">
          <table:table-cell table:style-name="odsStyleTableCell-8fd0f720aa3705cc688118e0311f8b9f" office:value-type="string">
            <text:p>COREA DEL SUR</text:p>
          </table:table-cell>
          <table:table-cell table:style-name="odsStyleTableCell-8fd0f720aa3705cc688118e0311f8b9f" office:value-type="string">
            <text:p>WON</text:p>
          </table:table-cell>
          <table:table-cell table:style-name="odsStyleTableCell-8fd0f720aa3705cc688118e0311f8b9f" office:value-type="string">
            <text:p>KRW</text:p>
          </table:table-cell>
          <table:table-cell table:style-name="odsStyleTableCell-69d7cc8804c99a5eeb62accc5e41c177" office:value-type="string">
            <text:p>0.00498</text:p>
          </table:table-cell>
          <table:table-cell table:style-name="odsStyleTableCell-69d7cc8804c99a5eeb62accc5e41c177" office:value-type="string">
            <text:p>1,378.28000</text:p>
          </table:table-cell>
        </table:table-row>
        <table:table-row table:style-name="ro1">
          <table:table-cell table:style-name="odsStyleTableCell-8fd0f720aa3705cc688118e0311f8b9f" office:value-type="string">
            <text:p>COSTA RICA</text:p>
          </table:table-cell>
          <table:table-cell table:style-name="odsStyleTableCell-8fd0f720aa3705cc688118e0311f8b9f" office:value-type="string">
            <text:p>COLON COSTARRICENSE</text:p>
          </table:table-cell>
          <table:table-cell table:style-name="odsStyleTableCell-8fd0f720aa3705cc688118e0311f8b9f" office:value-type="string">
            <text:p>CRC</text:p>
          </table:table-cell>
          <table:table-cell table:style-name="odsStyleTableCell-69d7cc8804c99a5eeb62accc5e41c177" office:value-type="string">
            <text:p>0.01366</text:p>
          </table:table-cell>
          <table:table-cell table:style-name="odsStyleTableCell-69d7cc8804c99a5eeb62accc5e41c177" office:value-type="string">
            <text:p>502.13000</text:p>
          </table:table-cell>
        </table:table-row>
        <table:table-row table:style-name="ro1">
          <table:table-cell table:style-name="odsStyleTableCell-8fd0f720aa3705cc688118e0311f8b9f" office:value-type="string">
            <text:p>REPUBLICA CHECA</text:p>
          </table:table-cell>
          <table:table-cell table:style-name="odsStyleTableCell-8fd0f720aa3705cc688118e0311f8b9f" office:value-type="string">
            <text:p>CORONA CHECA</text:p>
          </table:table-cell>
          <table:table-cell table:style-name="odsStyleTableCell-8fd0f720aa3705cc688118e0311f8b9f" office:value-type="string">
            <text:p>CZK</text:p>
          </table:table-cell>
          <table:table-cell table:style-name="odsStyleTableCell-69d7cc8804c99a5eeb62accc5e41c177" office:value-type="string">
            <text:p>0.29115</text:p>
          </table:table-cell>
          <table:table-cell table:style-name="odsStyleTableCell-69d7cc8804c99a5eeb62accc5e41c177" office:value-type="string">
            <text:p>23.56160</text:p>
          </table:table-cell>
        </table:table-row>
        <table:table-row table:style-name="ro1">
          <table:table-cell table:style-name="odsStyleTableCell-8fd0f720aa3705cc688118e0311f8b9f" office:value-type="string">
            <text:p>DINAMARCA</text:p>
          </table:table-cell>
          <table:table-cell table:style-name="odsStyleTableCell-8fd0f720aa3705cc688118e0311f8b9f" office:value-type="string">
            <text:p>CORONA</text:p>
          </table:table-cell>
          <table:table-cell table:style-name="odsStyleTableCell-8fd0f720aa3705cc688118e0311f8b9f" office:value-type="string">
            <text:p>DKK</text:p>
          </table:table-cell>
          <table:table-cell table:style-name="odsStyleTableCell-69d7cc8804c99a5eeb62accc5e41c177" office:value-type="string">
            <text:p>0.98457</text:p>
          </table:table-cell>
          <table:table-cell table:style-name="odsStyleTableCell-69d7cc8804c99a5eeb62accc5e41c177" office:value-type="string">
            <text:p>6.96750</text:p>
          </table:table-cell>
        </table:table-row>
        <table:table-row table:style-name="ro1">
          <table:table-cell table:style-name="odsStyleTableCell-8fd0f720aa3705cc688118e0311f8b9f" office:value-type="string">
            <text:p>ECUADOR</text:p>
          </table:table-cell>
          <table:table-cell table:style-name="odsStyleTableCell-8fd0f720aa3705cc688118e0311f8b9f" office:value-type="string">
            <text:p>DÓLAR</text:p>
          </table:table-cell>
          <table:table-cell table:style-name="odsStyleTableCell-8fd0f720aa3705cc688118e0311f8b9f" office:value-type="string">
            <text:p>USD</text:p>
          </table:table-cell>
          <table:table-cell table:style-name="odsStyleTableCell-69d7cc8804c99a5eeb62accc5e41c177" office:value-type="string">
            <text:p>6.86000</text:p>
          </table:table-cell>
          <table:table-cell table:style-name="odsStyleTableCell-69d7cc8804c99a5eeb62accc5e41c177" office:value-type="string">
            <text:p>1.00000</text:p>
          </table:table-cell>
        </table:table-row>
        <table:table-row table:style-name="ro1">
          <table:table-cell table:style-name="odsStyleTableCell-8fd0f720aa3705cc688118e0311f8b9f" office:value-type="string">
            <text:p>EMIRATOS ARABES</text:p>
          </table:table-cell>
          <table:table-cell table:style-name="odsStyleTableCell-8fd0f720aa3705cc688118e0311f8b9f" office:value-type="string">
            <text:p>DIRHAM</text:p>
          </table:table-cell>
          <table:table-cell table:style-name="odsStyleTableCell-8fd0f720aa3705cc688118e0311f8b9f" office:value-type="string">
            <text:p>AED</text:p>
          </table:table-cell>
          <table:table-cell table:style-name="odsStyleTableCell-69d7cc8804c99a5eeb62accc5e41c177" office:value-type="string">
            <text:p>1.86784</text:p>
          </table:table-cell>
          <table:table-cell table:style-name="odsStyleTableCell-69d7cc8804c99a5eeb62accc5e41c177" office:value-type="string">
            <text:p>3.67270</text:p>
          </table:table-cell>
        </table:table-row>
        <table:table-row table:style-name="ro1">
          <table:table-cell table:style-name="odsStyleTableCell-8fd0f720aa3705cc688118e0311f8b9f" office:value-type="string">
            <text:p>FILIPINAS</text:p>
          </table:table-cell>
          <table:table-cell table:style-name="odsStyleTableCell-8fd0f720aa3705cc688118e0311f8b9f" office:value-type="string">
            <text:p>PESO FILIPINO</text:p>
          </table:table-cell>
          <table:table-cell table:style-name="odsStyleTableCell-8fd0f720aa3705cc688118e0311f8b9f" office:value-type="string">
            <text:p>PHP</text:p>
          </table:table-cell>
          <table:table-cell table:style-name="odsStyleTableCell-69d7cc8804c99a5eeb62accc5e41c177" office:value-type="string">
            <text:p>0.11928</text:p>
          </table:table-cell>
          <table:table-cell table:style-name="odsStyleTableCell-69d7cc8804c99a5eeb62accc5e41c177" office:value-type="string">
            <text:p>57.51000</text:p>
          </table:table-cell>
        </table:table-row>
        <table:table-row table:style-name="ro1">
          <table:table-cell table:style-name="odsStyleTableCell-8fd0f720aa3705cc688118e0311f8b9f" office:value-type="string">
            <text:p>HAITÍ</text:p>
          </table:table-cell>
          <table:table-cell table:style-name="odsStyleTableCell-8fd0f720aa3705cc688118e0311f8b9f" office:value-type="string">
            <text:p>GOURDE</text:p>
          </table:table-cell>
          <table:table-cell table:style-name="odsStyleTableCell-8fd0f720aa3705cc688118e0311f8b9f" office:value-type="string">
            <text:p>HTG</text:p>
          </table:table-cell>
          <table:table-cell table:style-name="odsStyleTableCell-69d7cc8804c99a5eeb62accc5e41c177" office:value-type="string">
            <text:p>0.05196</text:p>
          </table:table-cell>
          <table:table-cell table:style-name="odsStyleTableCell-69d7cc8804c99a5eeb62accc5e41c177" office:value-type="string">
            <text:p>132.01390</text:p>
          </table:table-cell>
        </table:table-row>
        <table:table-row table:style-name="ro1">
          <table:table-cell table:style-name="odsStyleTableCell-8fd0f720aa3705cc688118e0311f8b9f" office:value-type="string">
            <text:p>HONG KONG</text:p>
          </table:table-cell>
          <table:table-cell table:style-name="odsStyleTableCell-8fd0f720aa3705cc688118e0311f8b9f" office:value-type="string">
            <text:p>DÓLAR</text:p>
          </table:table-cell>
          <table:table-cell table:style-name="odsStyleTableCell-8fd0f720aa3705cc688118e0311f8b9f" office:value-type="string">
            <text:p>HKD</text:p>
          </table:table-cell>
          <table:table-cell table:style-name="odsStyleTableCell-69d7cc8804c99a5eeb62accc5e41c177" office:value-type="string">
            <text:p>0.87557</text:p>
          </table:table-cell>
          <table:table-cell table:style-name="odsStyleTableCell-69d7cc8804c99a5eeb62accc5e41c177" office:value-type="string">
            <text:p>7.83490</text:p>
          </table:table-cell>
        </table:table-row>
        <table:table-row table:style-name="ro1">
          <table:table-cell table:style-name="odsStyleTableCell-8fd0f720aa3705cc688118e0311f8b9f" office:value-type="string">
            <text:p>INDIA</text:p>
          </table:table-cell>
          <table:table-cell table:style-name="odsStyleTableCell-8fd0f720aa3705cc688118e0311f8b9f" office:value-type="string">
            <text:p>RUPIA</text:p>
          </table:table-cell>
          <table:table-cell table:style-name="odsStyleTableCell-8fd0f720aa3705cc688118e0311f8b9f" office:value-type="string">
            <text:p>INR</text:p>
          </table:table-cell>
          <table:table-cell table:style-name="odsStyleTableCell-69d7cc8804c99a5eeb62accc5e41c177" office:value-type="string">
            <text:p>0.08231</text:p>
          </table:table-cell>
          <table:table-cell table:style-name="odsStyleTableCell-69d7cc8804c99a5eeb62accc5e41c177" office:value-type="string">
            <text:p>83.34250</text:p>
          </table:table-cell>
        </table:table-row>
        <table:table-row table:style-name="ro1">
          <table:table-cell table:style-name="odsStyleTableCell-8fd0f720aa3705cc688118e0311f8b9f" office:value-type="string">
            <text:p>INDONESIA</text:p>
          </table:table-cell>
          <table:table-cell table:style-name="odsStyleTableCell-8fd0f720aa3705cc688118e0311f8b9f" office:value-type="string">
            <text:p>RUPIA INDONESIA</text:p>
          </table:table-cell>
          <table:table-cell table:style-name="odsStyleTableCell-8fd0f720aa3705cc688118e0311f8b9f" office:value-type="string">
            <text:p>IDR</text:p>
          </table:table-cell>
          <table:table-cell table:style-name="odsStyleTableCell-69d7cc8804c99a5eeb62accc5e41c177" office:value-type="string">
            <text:p>0.00042</text:p>
          </table:table-cell>
          <table:table-cell table:style-name="odsStyleTableCell-69d7cc8804c99a5eeb62accc5e41c177" office:value-type="string">
            <text:p>16,220.00000</text:p>
          </table:table-cell>
        </table:table-row>
        <table:table-row table:style-name="ro1">
          <table:table-cell table:style-name="odsStyleTableCell-8fd0f720aa3705cc688118e0311f8b9f" office:value-type="string">
            <text:p>ISRAEL</text:p>
          </table:table-cell>
          <table:table-cell table:style-name="odsStyleTableCell-8fd0f720aa3705cc688118e0311f8b9f" office:value-type="string">
            <text:p>NUEVO SÉQUEL</text:p>
          </table:table-cell>
          <table:table-cell table:style-name="odsStyleTableCell-8fd0f720aa3705cc688118e0311f8b9f" office:value-type="string">
            <text:p>ILS</text:p>
          </table:table-cell>
          <table:table-cell table:style-name="odsStyleTableCell-69d7cc8804c99a5eeb62accc5e41c177" office:value-type="string">
            <text:p>1.83373</text:p>
          </table:table-cell>
          <table:table-cell table:style-name="odsStyleTableCell-69d7cc8804c99a5eeb62accc5e41c177" office:value-type="string">
            <text:p>3.74100</text:p>
          </table:table-cell>
        </table:table-row>
        <table:table-row table:style-name="ro1">
          <table:table-cell table:style-name="odsStyleTableCell-8fd0f720aa3705cc688118e0311f8b9f" office:value-type="string">
            <text:p>MALASIA</text:p>
          </table:table-cell>
          <table:table-cell table:style-name="odsStyleTableCell-8fd0f720aa3705cc688118e0311f8b9f" office:value-type="string">
            <text:p>RINGGIT MALAYO</text:p>
          </table:table-cell>
          <table:table-cell table:style-name="odsStyleTableCell-8fd0f720aa3705cc688118e0311f8b9f" office:value-type="string">
            <text:p>MYR</text:p>
          </table:table-cell>
          <table:table-cell table:style-name="odsStyleTableCell-69d7cc8804c99a5eeb62accc5e41c177" office:value-type="string">
            <text:p>1.43506</text:p>
          </table:table-cell>
          <table:table-cell table:style-name="odsStyleTableCell-69d7cc8804c99a5eeb62accc5e41c177" office:value-type="string">
            <text:p>4.78030</text:p>
          </table:table-cell>
        </table:table-row>
        <table:table-row table:style-name="ro1">
          <table:table-cell table:style-name="odsStyleTableCell-8fd0f720aa3705cc688118e0311f8b9f" office:value-type="string">
            <text:p>MEXICO</text:p>
          </table:table-cell>
          <table:table-cell table:style-name="odsStyleTableCell-8fd0f720aa3705cc688118e0311f8b9f" office:value-type="string">
            <text:p>PESO</text:p>
          </table:table-cell>
          <table:table-cell table:style-name="odsStyleTableCell-8fd0f720aa3705cc688118e0311f8b9f" office:value-type="string">
            <text:p>MXN</text:p>
          </table:table-cell>
          <table:table-cell table:style-name="odsStyleTableCell-69d7cc8804c99a5eeb62accc5e41c177" office:value-type="string">
            <text:p>0.40409</text:p>
          </table:table-cell>
          <table:table-cell table:style-name="odsStyleTableCell-69d7cc8804c99a5eeb62accc5e41c177" office:value-type="string">
            <text:p>16.97630</text:p>
          </table:table-cell>
        </table:table-row>
        <table:table-row table:style-name="ro1">
          <table:table-cell table:style-name="odsStyleTableCell-8fd0f720aa3705cc688118e0311f8b9f" office:value-type="string">
            <text:p>NORUEGA</text:p>
          </table:table-cell>
          <table:table-cell table:style-name="odsStyleTableCell-8fd0f720aa3705cc688118e0311f8b9f" office:value-type="string">
            <text:p>CORONA</text:p>
          </table:table-cell>
          <table:table-cell table:style-name="odsStyleTableCell-8fd0f720aa3705cc688118e0311f8b9f" office:value-type="string">
            <text:p>NOK</text:p>
          </table:table-cell>
          <table:table-cell table:style-name="odsStyleTableCell-69d7cc8804c99a5eeb62accc5e41c177" office:value-type="string">
            <text:p>0.62855</text:p>
          </table:table-cell>
          <table:table-cell table:style-name="odsStyleTableCell-69d7cc8804c99a5eeb62accc5e41c177" office:value-type="string">
            <text:p>10.91400</text:p>
          </table:table-cell>
        </table:table-row>
        <table:table-row table:style-name="ro1">
          <table:table-cell table:style-name="odsStyleTableCell-8fd0f720aa3705cc688118e0311f8b9f" office:value-type="string">
            <text:p>PANAMÁ</text:p>
          </table:table-cell>
          <table:table-cell table:style-name="odsStyleTableCell-8fd0f720aa3705cc688118e0311f8b9f" office:value-type="string">
            <text:p>BALBOA</text:p>
          </table:table-cell>
          <table:table-cell table:style-name="odsStyleTableCell-8fd0f720aa3705cc688118e0311f8b9f" office:value-type="string">
            <text:p>PAB</text:p>
          </table:table-cell>
          <table:table-cell table:style-name="odsStyleTableCell-69d7cc8804c99a5eeb62accc5e41c177" office:value-type="string">
            <text:p>6.86000</text:p>
          </table:table-cell>
          <table:table-cell table:style-name="odsStyleTableCell-69d7cc8804c99a5eeb62accc5e41c177" office:value-type="string">
            <text:p>1.00000</text:p>
          </table:table-cell>
        </table:table-row>
        <table:table-row table:style-name="ro1">
          <table:table-cell table:style-name="odsStyleTableCell-8fd0f720aa3705cc688118e0311f8b9f" office:value-type="string">
            <text:p>PARAGUAY</text:p>
          </table:table-cell>
          <table:table-cell table:style-name="odsStyleTableCell-8fd0f720aa3705cc688118e0311f8b9f" office:value-type="string">
            <text:p>GUARANI</text:p>
          </table:table-cell>
          <table:table-cell table:style-name="odsStyleTableCell-8fd0f720aa3705cc688118e0311f8b9f" office:value-type="string">
            <text:p>PYG</text:p>
          </table:table-cell>
          <table:table-cell table:style-name="odsStyleTableCell-69d7cc8804c99a5eeb62accc5e41c177" office:value-type="string">
            <text:p>0.00092</text:p>
          </table:table-cell>
          <table:table-cell table:style-name="odsStyleTableCell-69d7cc8804c99a5eeb62accc5e41c177" office:value-type="string">
            <text:p>7,426.60000</text:p>
          </table:table-cell>
        </table:table-row>
        <table:table-row table:style-name="ro1">
          <table:table-cell table:style-name="odsStyleTableCell-8fd0f720aa3705cc688118e0311f8b9f" office:value-type="string">
            <text:p>PERU</text:p>
          </table:table-cell>
          <table:table-cell table:style-name="odsStyleTableCell-8fd0f720aa3705cc688118e0311f8b9f" office:value-type="string">
            <text:p>NUEVO SOL</text:p>
          </table:table-cell>
          <table:table-cell table:style-name="odsStyleTableCell-8fd0f720aa3705cc688118e0311f8b9f" office:value-type="string">
            <text:p>PEN</text:p>
          </table:table-cell>
          <table:table-cell table:style-name="odsStyleTableCell-69d7cc8804c99a5eeb62accc5e41c177" office:value-type="string">
            <text:p>1.85135</text:p>
          </table:table-cell>
          <table:table-cell table:style-name="odsStyleTableCell-69d7cc8804c99a5eeb62accc5e41c177" office:value-type="string">
            <text:p>3.70540</text:p>
          </table:table-cell>
        </table:table-row>
        <table:table-row table:style-name="ro1">
          <table:table-cell table:style-name="odsStyleTableCell-8fd0f720aa3705cc688118e0311f8b9f" office:value-type="string">
            <text:p>REINO UNIDO</text:p>
          </table:table-cell>
          <table:table-cell table:style-name="odsStyleTableCell-8fd0f720aa3705cc688118e0311f8b9f" office:value-type="string">
            <text:p>LIBRA</text:p>
          </table:table-cell>
          <table:table-cell table:style-name="odsStyleTableCell-8fd0f720aa3705cc688118e0311f8b9f" office:value-type="string">
            <text:p>GBP</text:p>
          </table:table-cell>
          <table:table-cell table:style-name="odsStyleTableCell-69d7cc8804c99a5eeb62accc5e41c177" office:value-type="string">
            <text:p>8.54477</text:p>
          </table:table-cell>
          <table:table-cell table:style-name="odsStyleTableCell-69d7cc8804c99a5eeb62accc5e41c177" office:value-type="string">
            <text:p>0.80283</text:p>
          </table:table-cell>
        </table:table-row>
        <table:table-row table:style-name="ro1">
          <table:table-cell table:style-name="odsStyleTableCell-8fd0f720aa3705cc688118e0311f8b9f" office:value-type="string">
            <text:p>REPÚBLICA DOMINICANA</text:p>
          </table:table-cell>
          <table:table-cell table:style-name="odsStyleTableCell-8fd0f720aa3705cc688118e0311f8b9f" office:value-type="string">
            <text:p>PESO DOMINICANO</text:p>
          </table:table-cell>
          <table:table-cell table:style-name="odsStyleTableCell-8fd0f720aa3705cc688118e0311f8b9f" office:value-type="string">
            <text:p>DOP</text:p>
          </table:table-cell>
          <table:table-cell table:style-name="odsStyleTableCell-69d7cc8804c99a5eeb62accc5e41c177" office:value-type="string">
            <text:p>0.11639</text:p>
          </table:table-cell>
          <table:table-cell table:style-name="odsStyleTableCell-69d7cc8804c99a5eeb62accc5e41c177" office:value-type="string">
            <text:p>58.93800</text:p>
          </table:table-cell>
        </table:table-row>
        <table:table-row table:style-name="ro1">
          <table:table-cell table:style-name="odsStyleTableCell-8fd0f720aa3705cc688118e0311f8b9f" office:value-type="string">
            <text:p>REP.POPULAR CHINA</text:p>
          </table:table-cell>
          <table:table-cell table:style-name="odsStyleTableCell-8fd0f720aa3705cc688118e0311f8b9f" office:value-type="string">
            <text:p>YUAN RENMINBI OFFSHORE</text:p>
          </table:table-cell>
          <table:table-cell table:style-name="odsStyleTableCell-8fd0f720aa3705cc688118e0311f8b9f" office:value-type="string">
            <text:p>CNH</text:p>
          </table:table-cell>
          <table:table-cell table:style-name="odsStyleTableCell-69d7cc8804c99a5eeb62accc5e41c177" office:value-type="string">
            <text:p>0.94483</text:p>
          </table:table-cell>
          <table:table-cell table:style-name="odsStyleTableCell-69d7cc8804c99a5eeb62accc5e41c177" office:value-type="string">
            <text:p>7.26060</text:p>
          </table:table-cell>
        </table:table-row>
        <table:table-row table:style-name="ro1">
          <table:table-cell table:style-name="odsStyleTableCell-8fd0f720aa3705cc688118e0311f8b9f" office:value-type="string">
            <text:p>RUSIA</text:p>
          </table:table-cell>
          <table:table-cell table:style-name="odsStyleTableCell-8fd0f720aa3705cc688118e0311f8b9f" office:value-type="string">
            <text:p>RUBLO RUSO</text:p>
          </table:table-cell>
          <table:table-cell table:style-name="odsStyleTableCell-8fd0f720aa3705cc688118e0311f8b9f" office:value-type="string">
            <text:p>RUB</text:p>
          </table:table-cell>
          <table:table-cell table:style-name="odsStyleTableCell-69d7cc8804c99a5eeb62accc5e41c177" office:value-type="string">
            <text:p>0.07360</text:p>
          </table:table-cell>
          <table:table-cell table:style-name="odsStyleTableCell-69d7cc8804c99a5eeb62accc5e41c177" office:value-type="string">
            <text:p>93.20830</text:p>
          </table:table-cell>
        </table:table-row>
        <table:table-row table:style-name="ro1">
          <table:table-cell table:style-name="odsStyleTableCell-8fd0f720aa3705cc688118e0311f8b9f" office:value-type="string">
            <text:p>SINGAPUR</text:p>
          </table:table-cell>
          <table:table-cell table:style-name="odsStyleTableCell-8fd0f720aa3705cc688118e0311f8b9f" office:value-type="string">
            <text:p>DÓLAR</text:p>
          </table:table-cell>
          <table:table-cell table:style-name="odsStyleTableCell-8fd0f720aa3705cc688118e0311f8b9f" office:value-type="string">
            <text:p>SGD</text:p>
          </table:table-cell>
          <table:table-cell table:style-name="odsStyleTableCell-69d7cc8804c99a5eeb62accc5e41c177" office:value-type="string">
            <text:p>5.04078</text:p>
          </table:table-cell>
          <table:table-cell table:style-name="odsStyleTableCell-69d7cc8804c99a5eeb62accc5e41c177" office:value-type="string">
            <text:p>1.36090</text:p>
          </table:table-cell>
        </table:table-row>
        <table:table-row table:style-name="ro1">
          <table:table-cell table:style-name="odsStyleTableCell-8fd0f720aa3705cc688118e0311f8b9f" office:value-type="string">
            <text:p>SUDÁFRICA</text:p>
          </table:table-cell>
          <table:table-cell table:style-name="odsStyleTableCell-8fd0f720aa3705cc688118e0311f8b9f" office:value-type="string">
            <text:p>RAND</text:p>
          </table:table-cell>
          <table:table-cell table:style-name="odsStyleTableCell-8fd0f720aa3705cc688118e0311f8b9f" office:value-type="string">
            <text:p>ZAR</text:p>
          </table:table-cell>
          <table:table-cell table:style-name="odsStyleTableCell-69d7cc8804c99a5eeb62accc5e41c177" office:value-type="string">
            <text:p>0.35878</text:p>
          </table:table-cell>
          <table:table-cell table:style-name="odsStyleTableCell-69d7cc8804c99a5eeb62accc5e41c177" office:value-type="string">
            <text:p>19.12010</text:p>
          </table:table-cell>
        </table:table-row>
        <table:table-row table:style-name="ro1">
          <table:table-cell table:style-name="odsStyleTableCell-8fd0f720aa3705cc688118e0311f8b9f" office:value-type="string">
            <text:p>SUECIA</text:p>
          </table:table-cell>
          <table:table-cell table:style-name="odsStyleTableCell-8fd0f720aa3705cc688118e0311f8b9f" office:value-type="string">
            <text:p>CORONA</text:p>
          </table:table-cell>
          <table:table-cell table:style-name="odsStyleTableCell-8fd0f720aa3705cc688118e0311f8b9f" office:value-type="string">
            <text:p>SEK</text:p>
          </table:table-cell>
          <table:table-cell table:style-name="odsStyleTableCell-69d7cc8804c99a5eeb62accc5e41c177" office:value-type="string">
            <text:p>0.63451</text:p>
          </table:table-cell>
          <table:table-cell table:style-name="odsStyleTableCell-69d7cc8804c99a5eeb62accc5e41c177" office:value-type="string">
            <text:p>10.81150</text:p>
          </table:table-cell>
        </table:table-row>
        <table:table-row table:style-name="ro1">
          <table:table-cell table:style-name="odsStyleTableCell-8fd0f720aa3705cc688118e0311f8b9f" office:value-type="string">
            <text:p>SUIZA</text:p>
          </table:table-cell>
          <table:table-cell table:style-name="odsStyleTableCell-8fd0f720aa3705cc688118e0311f8b9f" office:value-type="string">
            <text:p>FRANCO</text:p>
          </table:table-cell>
          <table:table-cell table:style-name="odsStyleTableCell-8fd0f720aa3705cc688118e0311f8b9f" office:value-type="string">
            <text:p>CHF</text:p>
          </table:table-cell>
          <table:table-cell table:style-name="odsStyleTableCell-69d7cc8804c99a5eeb62accc5e41c177" office:value-type="string">
            <text:p>7.52936</text:p>
          </table:table-cell>
          <table:table-cell table:style-name="odsStyleTableCell-69d7cc8804c99a5eeb62accc5e41c177" office:value-type="string">
            <text:p>0.91110</text:p>
          </table:table-cell>
        </table:table-row>
        <table:table-row table:style-name="ro1">
          <table:table-cell table:style-name="odsStyleTableCell-8fd0f720aa3705cc688118e0311f8b9f" office:value-type="string">
            <text:p>TAILANDIA</text:p>
          </table:table-cell>
          <table:table-cell table:style-name="odsStyleTableCell-8fd0f720aa3705cc688118e0311f8b9f" office:value-type="string">
            <text:p>THAI BAHT</text:p>
          </table:table-cell>
          <table:table-cell table:style-name="odsStyleTableCell-8fd0f720aa3705cc688118e0311f8b9f" office:value-type="string">
            <text:p>THB</text:p>
          </table:table-cell>
          <table:table-cell table:style-name="odsStyleTableCell-69d7cc8804c99a5eeb62accc5e41c177" office:value-type="string">
            <text:p>0.18578</text:p>
          </table:table-cell>
          <table:table-cell table:style-name="odsStyleTableCell-69d7cc8804c99a5eeb62accc5e41c177" office:value-type="string">
            <text:p>36.92600</text:p>
          </table:table-cell>
        </table:table-row>
        <table:table-row table:style-name="ro1">
          <table:table-cell table:style-name="odsStyleTableCell-8fd0f720aa3705cc688118e0311f8b9f" office:value-type="string">
            <text:p>TAIWAN</text:p>
          </table:table-cell>
          <table:table-cell table:style-name="odsStyleTableCell-8fd0f720aa3705cc688118e0311f8b9f" office:value-type="string">
            <text:p>DÓLAR</text:p>
          </table:table-cell>
          <table:table-cell table:style-name="odsStyleTableCell-8fd0f720aa3705cc688118e0311f8b9f" office:value-type="string">
            <text:p>TWD</text:p>
          </table:table-cell>
          <table:table-cell table:style-name="odsStyleTableCell-69d7cc8804c99a5eeb62accc5e41c177" office:value-type="string">
            <text:p>0.21047</text:p>
          </table:table-cell>
          <table:table-cell table:style-name="odsStyleTableCell-69d7cc8804c99a5eeb62accc5e41c177" office:value-type="string">
            <text:p>32.59400</text:p>
          </table:table-cell>
        </table:table-row>
        <table:table-row table:style-name="ro1">
          <table:table-cell table:style-name="odsStyleTableCell-8fd0f720aa3705cc688118e0311f8b9f" office:value-type="string">
            <text:p>TÚNEZ</text:p>
          </table:table-cell>
          <table:table-cell table:style-name="odsStyleTableCell-8fd0f720aa3705cc688118e0311f8b9f" office:value-type="string">
            <text:p>DINAR TUNECINO</text:p>
          </table:table-cell>
          <table:table-cell table:style-name="odsStyleTableCell-8fd0f720aa3705cc688118e0311f8b9f" office:value-type="string">
            <text:p>TND</text:p>
          </table:table-cell>
          <table:table-cell table:style-name="odsStyleTableCell-69d7cc8804c99a5eeb62accc5e41c177" office:value-type="string">
            <text:p>2.17909</text:p>
          </table:table-cell>
          <table:table-cell table:style-name="odsStyleTableCell-69d7cc8804c99a5eeb62accc5e41c177" office:value-type="string">
            <text:p>3.14810</text:p>
          </table:table-cell>
        </table:table-row>
        <table:table-row table:style-name="ro1">
          <table:table-cell table:style-name="odsStyleTableCell-8fd0f720aa3705cc688118e0311f8b9f" office:value-type="string">
            <text:p>TURQUÍA</text:p>
          </table:table-cell>
          <table:table-cell table:style-name="odsStyleTableCell-8fd0f720aa3705cc688118e0311f8b9f" office:value-type="string">
            <text:p>LIRA TURCA</text:p>
          </table:table-cell>
          <table:table-cell table:style-name="odsStyleTableCell-8fd0f720aa3705cc688118e0311f8b9f" office:value-type="string">
            <text:p>TRY</text:p>
          </table:table-cell>
          <table:table-cell table:style-name="odsStyleTableCell-69d7cc8804c99a5eeb62accc5e41c177" office:value-type="string">
            <text:p>0.21067</text:p>
          </table:table-cell>
          <table:table-cell table:style-name="odsStyleTableCell-69d7cc8804c99a5eeb62accc5e41c177" office:value-type="string">
            <text:p>32.56320</text:p>
          </table:table-cell>
        </table:table-row>
        <table:table-row table:style-name="ro1">
          <table:table-cell table:style-name="odsStyleTableCell-8fd0f720aa3705cc688118e0311f8b9f" office:value-type="string">
            <text:p>URUGUAY</text:p>
          </table:table-cell>
          <table:table-cell table:style-name="odsStyleTableCell-8fd0f720aa3705cc688118e0311f8b9f" office:value-type="string">
            <text:p>PESO</text:p>
          </table:table-cell>
          <table:table-cell table:style-name="odsStyleTableCell-8fd0f720aa3705cc688118e0311f8b9f" office:value-type="string">
            <text:p>UYU</text:p>
          </table:table-cell>
          <table:table-cell table:style-name="odsStyleTableCell-69d7cc8804c99a5eeb62accc5e41c177" office:value-type="string">
            <text:p>0.17844</text:p>
          </table:table-cell>
          <table:table-cell table:style-name="odsStyleTableCell-69d7cc8804c99a5eeb62accc5e41c177" office:value-type="string">
            <text:p>38.44490</text:p>
          </table:table-cell>
        </table:table-row>
        <table:table-row table:style-name="ro1">
          <table:table-cell table:style-name="odsStyleTableCell-8fd0f720aa3705cc688118e0311f8b9f" office:value-type="string">
            <text:p>VENEZUELA</text:p>
          </table:table-cell>
          <table:table-cell table:style-name="odsStyleTableCell-8fd0f720aa3705cc688118e0311f8b9f" office:value-type="string">
            <text:p>BOLIVAR DIGITAL</text:p>
          </table:table-cell>
          <table:table-cell table:style-name="odsStyleTableCell-8fd0f720aa3705cc688118e0311f8b9f" office:value-type="string">
            <text:p>VES</text:p>
          </table:table-cell>
          <table:table-cell table:style-name="odsStyleTableCell-69d7cc8804c99a5eeb62accc5e41c177" office:value-type="string">
            <text:p>0.18895</text:p>
          </table:table-cell>
          <table:table-cell table:style-name="odsStyleTableCell-69d7cc8804c99a5eeb62accc5e41c177" office:value-type="string">
            <text:p>36.30520</text:p>
          </table:table-cell>
        </table:table-row>
        <table:table-row table:style-name="ro1">
          <table:table-cell table:style-name="odsStyleTableCell-8fd0f720aa3705cc688118e0311f8b9f" office:value-type="string">
            <text:p>VIETNAM</text:p>
          </table:table-cell>
          <table:table-cell table:style-name="odsStyleTableCell-8fd0f720aa3705cc688118e0311f8b9f" office:value-type="string">
            <text:p>DONG</text:p>
          </table:table-cell>
          <table:table-cell table:style-name="odsStyleTableCell-8fd0f720aa3705cc688118e0311f8b9f" office:value-type="string">
            <text:p>VND</text:p>
          </table:table-cell>
          <table:table-cell table:style-name="odsStyleTableCell-69d7cc8804c99a5eeb62accc5e41c177" office:value-type="string">
            <text:p>0.00027</text:p>
          </table:table-cell>
          <table:table-cell table:style-name="odsStyleTableCell-69d7cc8804c99a5eeb62accc5e41c177" office:value-type="string">
            <text:p>25,445.00000</text:p>
          </table:table-cell>
        </table:table-row>
        <table:table-row table:style-name="ro1">
          <table:table-cell table:style-name="odsStyleTableCell-8fd0f720aa3705cc688118e0311f8b9f" office:value-type="string">
            <text:p/>
          </table:table-cell>
          <table:table-cell table:style-name="odsStyleTableCell-8fd0f720aa3705cc688118e0311f8b9f" office:value-type="string">
            <text:p>DERECHO ESPECIAL DE GIRO</text:p>
          </table:table-cell>
          <table:table-cell table:style-name="odsStyleTableCell-8fd0f720aa3705cc688118e0311f8b9f" office:value-type="string">
            <text:p>USD/D.E.G.</text:p>
          </table:table-cell>
          <table:table-cell table:style-name="odsStyleTableCell-69d7cc8804c99a5eeb62accc5e41c177" office:value-type="string">
            <text:p/>
          </table:table-cell>
          <table:table-cell table:style-name="odsStyleTableCell-69d7cc8804c99a5eeb62accc5e41c177" office:value-type="string">
            <text:p>1.31453</text:p>
          </table:table-cell>
        </table:table-row>
        <table:table-row table:style-name="ro1">
          <table:table-cell table:style-name="odsStyleTableCell-8fd0f720aa3705cc688118e0311f8b9f" office:value-type="string">
            <text:p/>
          </table:table-cell>
          <table:table-cell table:style-name="odsStyleTableCell-8fd0f720aa3705cc688118e0311f8b9f" office:value-type="string">
            <text:p>UNIDAD DE FOMENTO DE VIVIENDA</text:p>
          </table:table-cell>
          <table:table-cell table:style-name="odsStyleTableCell-8fd0f720aa3705cc688118e0311f8b9f" office:value-type="string">
            <text:p>Bs/UFV</text:p>
          </table:table-cell>
          <table:table-cell table:style-name="odsStyleTableCell-69d7cc8804c99a5eeb62accc5e41c177" office:value-type="string">
            <text:p/>
          </table:table-cell>
          <table:table-cell table:style-name="odsStyleTableCell-69d7cc8804c99a5eeb62accc5e41c177" office:value-type="string">
            <text:p>2.4918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0421b3e47d09ba503e8c0b38c1db61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8375d4ed483a77a84f338653a2107691" office:value-type="string">
            <text:p> </text:p>
          </table:table-cell>
          <table:table-cell table:style-name="odsStyleTableCell-8375d4ed483a77a84f338653a2107691" office:value-type="string">
            <text:p>UNIDAD MONETARIA</text:p>
          </table:table-cell>
          <table:table-cell table:style-name="odsStyleTableCell-8375d4ed483a77a84f338653a2107691" office:value-type="string">
            <text:p>MONEDA</text:p>
          </table:table-cell>
          <table:table-cell table:style-name="odsStyleTableCell-8375d4ed483a77a84f338653a2107691" office:value-type="string">
            <text:p>TIPO DE CAMBIO EN M.E.</text:p>
          </table:table-cell>
        </table:table-row>
        <table:table-row table:style-name="ro1">
          <table:table-cell table:style-name="odsStyleTableCell-8fd0f720aa3705cc688118e0311f8b9f" office:value-type="string">
            <text:p>ORO</text:p>
          </table:table-cell>
          <table:table-cell table:style-name="odsStyleTableCell-8fd0f720aa3705cc688118e0311f8b9f" office:value-type="string">
            <text:p>ONZA TROY ORO</text:p>
          </table:table-cell>
          <table:table-cell table:style-name="odsStyleTableCell-8fd0f720aa3705cc688118e0311f8b9f" office:value-type="string">
            <text:p>USD./O.T.F.</text:p>
          </table:table-cell>
          <table:table-cell table:style-name="odsStyleTableCell-69d7cc8804c99a5eeb62accc5e41c177" office:value-type="string">
            <text:p>2,328.46000</text:p>
          </table:table-cell>
        </table:table-row>
        <table:table-row table:style-name="ro1">
          <table:table-cell table:style-name="odsStyleTableCell-8fd0f720aa3705cc688118e0311f8b9f" office:value-type="string">
            <text:p>PLATA</text:p>
          </table:table-cell>
          <table:table-cell table:style-name="odsStyleTableCell-8fd0f720aa3705cc688118e0311f8b9f" office:value-type="string">
            <text:p>ONZA TROY PLATA</text:p>
          </table:table-cell>
          <table:table-cell table:style-name="odsStyleTableCell-8fd0f720aa3705cc688118e0311f8b9f" office:value-type="string">
            <text:p>USD./O.T.F.</text:p>
          </table:table-cell>
          <table:table-cell table:style-name="odsStyleTableCell-69d7cc8804c99a5eeb62accc5e41c177" office:value-type="string">
            <text:p>27.341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0421b3e47d09ba503e8c0b38c1db61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8375d4ed483a77a84f338653a2107691" office:value-type="string">
            <text:p> </text:p>
          </table:table-cell>
          <table:table-cell table:style-name="odsStyleTableCell-8375d4ed483a77a84f338653a2107691" office:value-type="string">
            <text:p>1 MES</text:p>
          </table:table-cell>
          <table:table-cell table:style-name="odsStyleTableCell-8375d4ed483a77a84f338653a2107691" office:value-type="string">
            <text:p>3 MESES</text:p>
          </table:table-cell>
          <table:table-cell table:style-name="odsStyleTableCell-8375d4ed483a77a84f338653a2107691" office:value-type="string">
            <text:p>6 MESES</text:p>
          </table:table-cell>
        </table:table-row>
        <table:table-row table:style-name="ro1">
          <table:table-cell table:style-name="odsStyleTableCell-4f48794e7df3c6ceeeaeb0364d53f5ea" office:value-type="string">
            <text:p>TASA LIBOR(USD)</text:p>
          </table:table-cell>
          <table:table-cell table:style-name="odsStyleTableCell-69d7cc8804c99a5eeb62accc5e41c177" office:value-type="string">
            <text:p>5.43</text:p>
          </table:table-cell>
          <table:table-cell table:style-name="odsStyleTableCell-69d7cc8804c99a5eeb62accc5e41c177" office:value-type="string">
            <text:p>5.59</text:p>
          </table:table-cell>
          <table:table-cell table:style-name="odsStyleTableCell-69d7cc8804c99a5eeb62accc5e41c177" office:value-type="string">
            <text:p>5.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fd0f720aa3705cc688118e0311f8b9f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58</meta:creation-date>
    <meta:generator>ods générator</meta:generator>
    <dc:date>2024-10-18T20:18:58</dc:date>
    <meta:editing-duration>PT1S</meta:editing-duration>
    <meta:editing-cycles>1</meta:editing-cycles>
    <meta:document-statistic meta:table-count="1" meta:cell-count="4" meta:object-count="0"/>
  </office:meta>
</office:document-meta>
</file>